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2cm"/>
    </style:style>
    <style:style style:name="co2" style:family="table-column">
      <style:table-column-properties fo:break-before="auto" style:column-width="22.819cm"/>
    </style:style>
    <style:style style:name="co3" style:family="table-column">
      <style:table-column-properties fo:break-before="auto" style:column-width="2.36cm"/>
    </style:style>
    <style:style style:name="co4" style:family="table-column">
      <style:table-column-properties fo:break-before="auto" style:column-width="1.917cm"/>
    </style:style>
    <style:style style:name="co5" style:family="table-column">
      <style:table-column-properties fo:break-before="auto" style:column-width="2.387cm"/>
    </style:style>
    <style:style style:name="co6" style:family="table-column">
      <style:table-column-properties fo:break-before="auto" style:column-width="2.29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482cm"/>
    </style:style>
    <style:style style:name="co9" style:family="table-column">
      <style:table-column-properties fo:break-before="auto" style:column-width="3.73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7.821cm"/>
    </style:style>
    <style:style style:name="co12" style:family="table-column">
      <style:table-column-properties fo:break-before="auto" style:column-width="8.528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font-name="Arial" style:font-name-asian="Arial Unicode MS" style:font-name-complex="Tahoma"/>
    </style:style>
    <style:style style:name="ce3" style:family="table-cell" style:parent-style-name="Default" style:data-style-name="N99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6" table:default-cell-style-name="ce2"/>
        <table:table-column table:style-name="co8" table:default-cell-style-name="Default"/>
        <table:table-column table:style-name="co8" table:default-cell-style-name="ce2"/>
        <table:table-column table:style-name="co9" table:default-cell-style-name="Default"/>
        <table:table-column table:style-name="co9" table:default-cell-style-name="ce3"/>
        <table:table-column table:style-name="co10" table:default-cell-style-name="ce2"/>
        <table:table-column table:style-name="co10" table:default-cell-style-name="Default"/>
        <table:table-column table:style-name="co10" table:default-cell-style-name="ce2"/>
        <table:table-column table:style-name="co10" table:number-columns-repeated="2" table:default-cell-style-name="Default"/>
        <table:table-row table:style-name="ro1">
          <table:table-cell table:style-name="ce1" office:value-type="string">
            <text:p>benchmark</text:p>
          </table:table-cell>
          <table:table-cell table:style-name="ce1" office:value-type="string">
            <text:p>advice</text:p>
          </table:table-cell>
          <table:table-cell table:style-name="ce1" office:value-type="string">
            <text:p>from version</text:p>
          </table:table-cell>
          <table:table-cell table:style-name="ce1" office:value-type="string">
            <text:p>to version</text:p>
          </table:table-cell>
          <table:table-cell table:style-name="ce1" office:value-type="string">
            <text:p>original jps's</text:p>
          </table:table-cell>
          <table:table-cell table:style-name="ce1" office:value-type="string">
            <text:p>sql</text:p>
          </table:table-cell>
          <table:table-cell table:style-name="ce1" office:value-type="string">
            <text:p>resulting jps's</text:p>
          </table:table-cell>
          <table:table-cell table:style-name="ce1" office:value-type="string">
            <text:p>sql</text:p>
          </table:table-cell>
          <table:table-cell table:style-name="ce1" office:value-type="string">
            <text:p>added jps's</text:p>
          </table:table-cell>
          <table:table-cell table:style-name="ce1" office:value-type="string">
            <text:p>sql</text:p>
          </table:table-cell>
          <table:table-cell table:style-name="ce1" office:value-type="string">
            <text:p>remove jps's</text:p>
          </table:table-cell>
          <table:table-cell table:style-name="ce1" office:value-type="string">
            <text:p>sql</text:p>
          </table:table-cell>
          <table:table-cell table:style-name="ce1" office:value-type="string">
            <text:p>PCE texual change?</text:p>
          </table:table-cell>
          <table:table-cell table:style-name="ce1" office:value-type="string">
            <text:p>type I errors</text:p>
          </table:table-cell>
          <table:table-cell table:style-name="ce1" office:value-type="string">
            <text:p>sql</text:p>
          </table:table-cell>
          <table:table-cell table:style-name="ce1" office:value-type="string">
            <text:p>type 2 errors</text:p>
          </table:table-cell>
          <table:table-cell table:style-name="ce1" office:value-type="string">
            <text:p>sql</text:p>
          </table:table-cell>
          <table:table-cell table:style-name="ce1" office:value-type="string">
            <text:p>time (s)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distribution*HWClientDistribution.aj}HWClientDistribution&amp;arou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ORG.SISTEMA.OO.SQL.JAGUARSQL.EXECUTESQL(&quot;org.postgresql.Driver&quot;;&quot;jdbc:postgresql://localhost/rejuv-pc?user=raffi&quot;;[.F2]))" office:value-type="float" office:value="19">
            <text:p>19</text:p>
          </table:table-cell>
          <table:table-cell table:formula="of:=CONCATENATE(&quot;SELECT to_char(count(1),'999') FROM advises_shadow WHERE advice_key ='&quot;;[.$B2];&quot;' and version = &quot;; [.$C2])" office:value-type="string" office:string-value="SELECT to_char(count(1),'999') FROM advises_shadow WHERE advice_key ='healthwatcher.aspects.distribution*HWClientDistribution.aj}HWClientDistribution&amp;around' and version = 1">
            <text:p>SELECT to_char(count(1),'999') FROM advises_shadow WHERE advice_key ='healthwatcher.aspects.distribution*HWClientDistribution.aj}HWClientDistribution&amp;around' and version = 1</text:p>
          </table:table-cell>
          <table:table-cell table:formula="of:=VALUE(ORG.SISTEMA.OO.SQL.JAGUARSQL.EXECUTESQL(&quot;org.postgresql.Driver&quot;;&quot;jdbc:postgresql://localhost/rejuv-pc?user=raffi&quot;;[.H2]))" office:value-type="float" office:value="19">
            <text:p>19</text:p>
          </table:table-cell>
          <table:table-cell table:formula="of:=CONCATENATE(&quot;SELECT to_char(count(1),'999') FROM advises_shadow WHERE advice_key ='&quot;;[.$B2];&quot;' and version = &quot;; [.$D2])" office:value-type="string" office:string-value="SELECT to_char(count(1),'999') FROM advises_shadow WHERE advice_key ='healthwatcher.aspects.distribution*HWClientDistribution.aj}HWClientDistribution&amp;around' and version = 2">
            <text:p>SELECT to_char(count(1),'999') FROM advises_shadow WHERE advice_key ='healthwatcher.aspects.distribution*HWClientDistribution.aj}HWClientDistribution&amp;around' and version = 2</text:p>
          </table:table-cell>
          <table:table-cell table:formula="of:=VALUE(ORG.SISTEMA.OO.SQL.JAGUARSQL.EXECUTESQL(&quot;org.postgresql.Driver&quot;;&quot;jdbc:postgresql://localhost/rejuv-pc?user=raffi&quot;;[.J2]))" office:value-type="float" office:value="19">
            <text:p>19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[.$D2];&quot; except 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[.$C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1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1) as foo</text:p>
          </table:table-cell>
          <table:table-cell table:formula="of:=VALUE(ORG.SISTEMA.OO.SQL.JAGUARSQL.EXECUTESQL(&quot;org.postgresql.Driver&quot;;&quot;jdbc:postgresql://localhost/rejuv-pc?user=raffi&quot;;[.L2]))" office:value-type="float" office:value="19">
            <text:p>19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[.$C2];&quot; except 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[.$D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1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1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2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 [.$D2]; &quot; except SELECT shadows.key FROM suggested_shadows INNER JOIN shadows ON suggested_shadows.shadow_key = shadows.key AND suggested_shadows.version = shadows.version INNER JOIN advice ON advice.key = suggested_shadows.advice_key WHERE advice.key = '&quot;; [.$B2]; &quot;' and suggested_shadows.version = &quot;; [.$D2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 except 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 except 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2) as foo</text:p>
          </table:table-cell>
          <table:table-cell table:formula="of:=VALUE(ORG.SISTEMA.OO.SQL.JAGUARSQL.EXECUTESQL(&quot;org.postgresql.Driver&quot;;&quot;jdbc:postgresql://localhost/rejuv-pc?user=raffi&quot;;[.Q2]))" office:value-type="float" office:value="0">
            <text:p>0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]; &quot;' and suggested_shadows.version = &quot;; [.$D2];&quot; except 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 [.$D2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2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2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) as foo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exceptionHandling*HWPersistenceExceptionHandler.aj}HWPersistenceExceptionHandler&amp;around&amp;QHttpServletResponse;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ORG.SISTEMA.OO.SQL.JAGUARSQL.EXECUTESQL(&quot;org.postgresql.Driver&quot;;&quot;jdbc:postgresql://localhost/rejuv-pc?user=raffi&quot;;[.F3]))" office:value-type="float" office:value="8">
            <text:p>8</text:p>
          </table:table-cell>
          <table:table-cell table:formula="of:=CONCATENATE(&quot;SELECT to_char(count(1),'999') FROM advises_shadow WHERE advice_key ='&quot;;[.$B3];&quot;' and version = &quot;; [.$C3])" office:value-type="string" office:string-value="SELECT to_char(count(1),'999') FROM advises_shadow WHERE advice_key ='healthwatcher.aspects.exceptionHandling*HWPersistenceExceptionHandler.aj}HWPersistenceExceptionHandler&amp;around&amp;QHttpServletResponse;' and version = 1">
            <text:p>SELECT to_char(count(1),'999') FROM advises_shadow WHERE advice_key ='healthwatcher.aspects.exceptionHandling*HWPersistenceExceptionHandler.aj}HWPersistenceExceptionHandler&amp;around&amp;QHttpServletResponse;' and version = 1</text:p>
          </table:table-cell>
          <table:table-cell table:formula="of:=VALUE(ORG.SISTEMA.OO.SQL.JAGUARSQL.EXECUTESQL(&quot;org.postgresql.Driver&quot;;&quot;jdbc:postgresql://localhost/rejuv-pc?user=raffi&quot;;[.H3]))" office:value-type="float" office:value="4">
            <text:p>4</text:p>
          </table:table-cell>
          <table:table-cell table:formula="of:=CONCATENATE(&quot;SELECT to_char(count(1),'999') FROM advises_shadow WHERE advice_key ='&quot;;[.$B3];&quot;' and version = &quot;; [.$D3])" office:value-type="string" office:string-value="SELECT to_char(count(1),'999') FROM advises_shadow WHERE advice_key ='healthwatcher.aspects.exceptionHandling*HWPersistenceExceptionHandler.aj}HWPersistenceExceptionHandler&amp;around&amp;QHttpServletResponse;' and version = 2">
            <text:p>SELECT to_char(count(1),'999') FROM advises_shadow WHERE advice_key ='healthwatcher.aspects.exceptionHandling*HWPersistenceExceptionHandler.aj}HWPersistenceExceptionHandler&amp;around&amp;QHttpServletResponse;' and version = 2</text:p>
          </table:table-cell>
          <table:table-cell table:formula="of:=VALUE(ORG.SISTEMA.OO.SQL.JAGUARSQL.EXECUTESQL(&quot;org.postgresql.Driver&quot;;&quot;jdbc:postgresql://localhost/rejuv-pc?user=raffi&quot;;[.J3]))" office:value-type="float" office:value="3">
            <text:p>3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]; &quot;' and advises_shadow.version = &quot;;[.$D3];&quot; except SELECT shadows.key FROM advises_shadow INNER JOIN shadows ON advises_shadow.shadow_key = shadows.key AND advises_shadow.version = shadows.version INNER JOIN advice ON advice.key = advises_shadow.advice_key WHERE advice.key = '&quot;; [.$B3]; &quot;' and advises_shadow.version = &quot;;[.$C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1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1) as foo</text:p>
          </table:table-cell>
          <table:table-cell table:formula="of:=VALUE(ORG.SISTEMA.OO.SQL.JAGUARSQL.EXECUTESQL(&quot;org.postgresql.Driver&quot;;&quot;jdbc:postgresql://localhost/rejuv-pc?user=raffi&quot;;[.L3]))" office:value-type="float" office:value="7">
            <text:p>7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]; &quot;' and advises_shadow.version = &quot;;[.$C3];&quot; except SELECT shadows.key FROM advises_shadow INNER JOIN shadows ON advises_shadow.shadow_key = shadows.key AND advises_shadow.version = shadows.version INNER JOIN advice ON advice.key = advises_shadow.advice_key WHERE advice.key = '&quot;; [.$B3]; &quot;' and advises_shadow.version = &quot;;[.$D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1 except 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1 except 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3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]; &quot;' and advises_shadow.version = &quot;; [.$D3]; &quot; except SELECT shadows.key FROM suggested_shadows INNER JOIN shadows ON suggested_shadows.shadow_key = shadows.key AND suggested_shadows.version = shadows.version INNER JOIN advice ON advice.key = suggested_shadows.advice_key WHERE advice.key = '&quot;; [.$B3]; &quot;' and suggested_shadows.version = &quot;; [.$D3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 except 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PersistenceExceptionHandler.aj}HWPersistenceExceptionHandler&amp;around&amp;QHttpServletResponse;' and suggested_shadows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 except 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PersistenceExceptionHandler.aj}HWPersistenceExceptionHandler&amp;around&amp;QHttpServletResponse;' and suggested_shadows.version = 2) as foo</text:p>
          </table:table-cell>
          <table:table-cell table:formula="of:=VALUE(ORG.SISTEMA.OO.SQL.JAGUARSQL.EXECUTESQL(&quot;org.postgresql.Driver&quot;;&quot;jdbc:postgresql://localhost/rejuv-pc?user=raffi&quot;;[.Q3]))" office:value-type="float" office:value="26">
            <text:p>26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]; &quot;' and suggested_shadows.version = &quot;; [.$D3];&quot; except SELECT shadows.key FROM advises_shadow INNER JOIN shadows ON advises_shadow.shadow_key = shadows.key AND advises_shadow.version = shadows.version INNER JOIN advice ON advice.key = advises_shadow.advice_key WHERE advice.key = '&quot;; [.$B3]; &quot;' and advises_shadow.version = &quot;; [.$D3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PersistenceExceptionHandler.aj}HWPersistenceExceptionHandler&amp;around&amp;QHttpServletResponse;' and suggested_shadows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PersistenceExceptionHandler.aj}HWPersistenceExceptionHandler&amp;around&amp;QHttpServletResponse;' and suggested_shadows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) as fo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exceptionHandling*HWTransactionExceptionHandler.aj}HWTransactionExceptionHandler&amp;around&amp;QHttpServletResponse;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ORG.SISTEMA.OO.SQL.JAGUARSQL.EXECUTESQL(&quot;org.postgresql.Driver&quot;;&quot;jdbc:postgresql://localhost/rejuv-pc?user=raffi&quot;;[.F4]))" office:value-type="float" office:value="8">
            <text:p>8</text:p>
          </table:table-cell>
          <table:table-cell table:formula="of:=CONCATENATE(&quot;SELECT to_char(count(1),'999') FROM advises_shadow WHERE advice_key ='&quot;;[.$B4];&quot;' and version = &quot;; [.$C4])" office:value-type="string" office:string-value="SELECT to_char(count(1),'999') FROM advises_shadow WHERE advice_key ='healthwatcher.aspects.exceptionHandling*HWTransactionExceptionHandler.aj}HWTransactionExceptionHandler&amp;around&amp;QHttpServletResponse;' and version = 1">
            <text:p>SELECT to_char(count(1),'999') FROM advises_shadow WHERE advice_key ='healthwatcher.aspects.exceptionHandling*HWTransactionExceptionHandler.aj}HWTransactionExceptionHandler&amp;around&amp;QHttpServletResponse;' and version = 1</text:p>
          </table:table-cell>
          <table:table-cell table:formula="of:=VALUE(ORG.SISTEMA.OO.SQL.JAGUARSQL.EXECUTESQL(&quot;org.postgresql.Driver&quot;;&quot;jdbc:postgresql://localhost/rejuv-pc?user=raffi&quot;;[.H4]))" office:value-type="float" office:value="4">
            <text:p>4</text:p>
          </table:table-cell>
          <table:table-cell table:formula="of:=CONCATENATE(&quot;SELECT to_char(count(1),'999') FROM advises_shadow WHERE advice_key ='&quot;;[.$B4];&quot;' and version = &quot;; [.$D4])" office:value-type="string" office:string-value="SELECT to_char(count(1),'999') FROM advises_shadow WHERE advice_key ='healthwatcher.aspects.exceptionHandling*HWTransactionExceptionHandler.aj}HWTransactionExceptionHandler&amp;around&amp;QHttpServletResponse;' and version = 2">
            <text:p>SELECT to_char(count(1),'999') FROM advises_shadow WHERE advice_key ='healthwatcher.aspects.exceptionHandling*HWTransactionExceptionHandler.aj}HWTransactionExceptionHandler&amp;around&amp;QHttpServletResponse;' and version = 2</text:p>
          </table:table-cell>
          <table:table-cell table:formula="of:=VALUE(ORG.SISTEMA.OO.SQL.JAGUARSQL.EXECUTESQL(&quot;org.postgresql.Driver&quot;;&quot;jdbc:postgresql://localhost/rejuv-pc?user=raffi&quot;;[.J4]))" office:value-type="float" office:value="3">
            <text:p>3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]; &quot;' and advises_shadow.version = &quot;;[.$D4];&quot; except SELECT shadows.key FROM advises_shadow INNER JOIN shadows ON advises_shadow.shadow_key = shadows.key AND advises_shadow.version = shadows.version INNER JOIN advice ON advice.key = advises_shadow.advice_key WHERE advice.key = '&quot;; [.$B4]; &quot;' and advises_shadow.version = &quot;;[.$C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1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1) as foo</text:p>
          </table:table-cell>
          <table:table-cell table:formula="of:=VALUE(ORG.SISTEMA.OO.SQL.JAGUARSQL.EXECUTESQL(&quot;org.postgresql.Driver&quot;;&quot;jdbc:postgresql://localhost/rejuv-pc?user=raffi&quot;;[.L4]))" office:value-type="float" office:value="7">
            <text:p>7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]; &quot;' and advises_shadow.version = &quot;;[.$C4];&quot; except SELECT shadows.key FROM advises_shadow INNER JOIN shadows ON advises_shadow.shadow_key = shadows.key AND advises_shadow.version = shadows.version INNER JOIN advice ON advice.key = advises_shadow.advice_key WHERE advice.key = '&quot;; [.$B4]; &quot;' and advises_shadow.version = &quot;;[.$D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1 except 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1 except 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4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]; &quot;' and advises_shadow.version = &quot;; [.$D4]; &quot; except SELECT shadows.key FROM suggested_shadows INNER JOIN shadows ON suggested_shadows.shadow_key = shadows.key AND suggested_shadows.version = shadows.version INNER JOIN advice ON advice.key = suggested_shadows.advice_key WHERE advice.key = '&quot;; [.$B4]; &quot;' and suggested_shadows.version = &quot;; [.$D4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 except 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TransactionExceptionHandler.aj}HWTransactionExceptionHandler&amp;around&amp;QHttpServletResponse;' and suggested_shadows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 except 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TransactionExceptionHandler.aj}HWTransactionExceptionHandler&amp;around&amp;QHttpServletResponse;' and suggested_shadows.version = 2) as foo</text:p>
          </table:table-cell>
          <table:table-cell table:formula="of:=VALUE(ORG.SISTEMA.OO.SQL.JAGUARSQL.EXECUTESQL(&quot;org.postgresql.Driver&quot;;&quot;jdbc:postgresql://localhost/rejuv-pc?user=raffi&quot;;[.Q4]))" office:value-type="float" office:value="141">
            <text:p>141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]; &quot;' and suggested_shadows.version = &quot;; [.$D4];&quot; except SELECT shadows.key FROM advises_shadow INNER JOIN shadows ON advises_shadow.shadow_key = shadows.key AND advises_shadow.version = shadows.version INNER JOIN advice ON advice.key = advises_shadow.advice_key WHERE advice.key = '&quot;; [.$B4]; &quot;' and advises_shadow.version = &quot;; [.$D4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TransactionExceptionHandler.aj}HWTransactionExceptionHandler&amp;around&amp;QHttpServletResponse;' and suggested_shadows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TransactionExceptionHandler.aj}HWTransactionExceptionHandler&amp;around&amp;QHttpServletResponse;' and suggested_shadows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) as foo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distribution*HWClientDistribution.aj}HWClientDistribution&amp;aroun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VALUE(ORG.SISTEMA.OO.SQL.JAGUARSQL.EXECUTESQL(&quot;org.postgresql.Driver&quot;;&quot;jdbc:postgresql://localhost/rejuv-pc?user=raffi&quot;;[.F5]))" office:value-type="float" office:value="19">
            <text:p>19</text:p>
          </table:table-cell>
          <table:table-cell table:formula="of:=CONCATENATE(&quot;SELECT to_char(count(1),'999') FROM advises_shadow WHERE advice_key ='&quot;;[.$B5];&quot;' and version = &quot;; [.$C5])" office:value-type="string" office:string-value="SELECT to_char(count(1),'999') FROM advises_shadow WHERE advice_key ='healthwatcher.aspects.distribution*HWClientDistribution.aj}HWClientDistribution&amp;around' and version = 3">
            <text:p>SELECT to_char(count(1),'999') FROM advises_shadow WHERE advice_key ='healthwatcher.aspects.distribution*HWClientDistribution.aj}HWClientDistribution&amp;around' and version = 3</text:p>
          </table:table-cell>
          <table:table-cell table:formula="of:=VALUE(ORG.SISTEMA.OO.SQL.JAGUARSQL.EXECUTESQL(&quot;org.postgresql.Driver&quot;;&quot;jdbc:postgresql://localhost/rejuv-pc?user=raffi&quot;;[.H5]))" office:value-type="float" office:value="16">
            <text:p>16</text:p>
          </table:table-cell>
          <table:table-cell table:formula="of:=CONCATENATE(&quot;SELECT to_char(count(1),'999') FROM advises_shadow WHERE advice_key ='&quot;;[.$B5];&quot;' and version = &quot;; [.$D5])" office:value-type="string" office:string-value="SELECT to_char(count(1),'999') FROM advises_shadow WHERE advice_key ='healthwatcher.aspects.distribution*HWClientDistribution.aj}HWClientDistribution&amp;around' and version = 4">
            <text:p>SELECT to_char(count(1),'999') FROM advises_shadow WHERE advice_key ='healthwatcher.aspects.distribution*HWClientDistribution.aj}HWClientDistribution&amp;around' and version = 4</text:p>
          </table:table-cell>
          <table:table-cell table:formula="of:=VALUE(ORG.SISTEMA.OO.SQL.JAGUARSQL.EXECUTESQL(&quot;org.postgresql.Driver&quot;;&quot;jdbc:postgresql://localhost/rejuv-pc?user=raffi&quot;;[.J5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]; &quot;' and advises_shadow.version = &quot;;[.$D5];&quot; except SELECT shadows.key FROM advises_shadow INNER JOIN shadows ON advises_shadow.shadow_key = shadows.key AND advises_shadow.version = shadows.version INNER JOIN advice ON advice.key = advises_shadow.advice_key WHERE advice.key = '&quot;; [.$B5]; &quot;' and advises_shadow.version = &quot;;[.$C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3) as foo</text:p>
          </table:table-cell>
          <table:table-cell table:formula="of:=VALUE(ORG.SISTEMA.OO.SQL.JAGUARSQL.EXECUTESQL(&quot;org.postgresql.Driver&quot;;&quot;jdbc:postgresql://localhost/rejuv-pc?user=raffi&quot;;[.L5]))" office:value-type="float" office:value="3">
            <text:p>3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]; &quot;' and advises_shadow.version = &quot;;[.$C5];&quot; except SELECT shadows.key FROM advises_shadow INNER JOIN shadows ON advises_shadow.shadow_key = shadows.key AND advises_shadow.version = shadows.version INNER JOIN advice ON advice.key = advises_shadow.advice_key WHERE advice.key = '&quot;; [.$B5]; &quot;' and advises_shadow.version = &quot;;[.$D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3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3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5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5]; &quot;' and advises_shadow.version = &quot;; [.$D5]; &quot; except SELECT shadows.key FROM suggested_shadows INNER JOIN shadows ON suggested_shadows.shadow_key = shadows.key AND suggested_shadows.version = shadows.version INNER JOIN advice ON advice.key = suggested_shadows.advice_key WHERE advice.key = '&quot;; [.$B5]; &quot;' and suggested_shadows.version = &quot;; [.$D5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 except 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 except 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4) as foo</text:p>
          </table:table-cell>
          <table:table-cell table:formula="of:=VALUE(ORG.SISTEMA.OO.SQL.JAGUARSQL.EXECUTESQL(&quot;org.postgresql.Driver&quot;;&quot;jdbc:postgresql://localhost/rejuv-pc?user=raffi&quot;;[.Q5]))" office:value-type="float" office:value="387">
            <text:p>38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5]; &quot;' and suggested_shadows.version = &quot;; [.$D5];&quot; except SELECT shadows.key FROM advises_shadow INNER JOIN shadows ON advises_shadow.shadow_key = shadows.key AND advises_shadow.version = shadows.version INNER JOIN advice ON advice.key = advises_shadow.advice_key WHERE advice.key = '&quot;; [.$B5]; &quot;' and advises_shadow.version = &quot;; [.$D5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4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4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) as foo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patterns*UpdateStateObserver.aj}UpdateStateObserver&amp;after&amp;QSubject;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6]))" office:value-type="float" office:value="3">
            <text:p>3</text:p>
          </table:table-cell>
          <table:table-cell table:formula="of:=CONCATENATE(&quot;SELECT to_char(count(1),'999') FROM advises_shadow WHERE advice_key ='&quot;;[.$B6];&quot;' and version = &quot;; [.$C6])" office:value-type="string" office:string-value="SELECT to_char(count(1),'999') FROM advises_shadow WHERE advice_key ='healthwatcher.aspects.patterns*UpdateStateObserver.aj}UpdateStateObserver&amp;after&amp;QSubject;' and version = 6">
            <text:p>SELECT to_char(count(1),'999') FROM advises_shadow WHERE advice_key ='healthwatcher.aspects.patterns*UpdateStateObserver.aj}UpdateStateObserver&amp;after&amp;QSubject;' and version = 6</text:p>
          </table:table-cell>
          <table:table-cell table:formula="of:=VALUE(ORG.SISTEMA.OO.SQL.JAGUARSQL.EXECUTESQL(&quot;org.postgresql.Driver&quot;;&quot;jdbc:postgresql://localhost/rejuv-pc?user=raffi&quot;;[.H6]))" office:value-type="float" office:value="3">
            <text:p>3</text:p>
          </table:table-cell>
          <table:table-cell table:formula="of:=CONCATENATE(&quot;SELECT to_char(count(1),'999') FROM advises_shadow WHERE advice_key ='&quot;;[.$B6];&quot;' and version = &quot;; [.$D6])" office:value-type="string" office:string-value="SELECT to_char(count(1),'999') FROM advises_shadow WHERE advice_key ='healthwatcher.aspects.patterns*UpdateStateObserver.aj}UpdateStateObserver&amp;after&amp;QSubject;' and version = 7">
            <text:p>SELECT to_char(count(1),'999') FROM advises_shadow WHERE advice_key ='healthwatcher.aspects.patterns*UpdateStateObserver.aj}UpdateStateObserver&amp;after&amp;QSubject;' and version = 7</text:p>
          </table:table-cell>
          <table:table-cell table:formula="of:=VALUE(ORG.SISTEMA.OO.SQL.JAGUARSQL.EXECUTESQL(&quot;org.postgresql.Driver&quot;;&quot;jdbc:postgresql://localhost/rejuv-pc?user=raffi&quot;;[.J6]))" office:value-type="float" office:value="3">
            <text:p>3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6]; &quot;' and advises_shadow.version = &quot;;[.$D6];&quot; except SELECT shadows.key FROM advises_shadow INNER JOIN shadows ON advises_shadow.shadow_key = shadows.key AND advises_shadow.version = shadows.version INNER JOIN advice ON advice.key = advises_shadow.advice_key WHERE advice.key = '&quot;; [.$B6]; &quot;' and advises_shadow.version = &quot;;[.$C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6) as foo</text:p>
          </table:table-cell>
          <table:table-cell table:formula="of:=VALUE(ORG.SISTEMA.OO.SQL.JAGUARSQL.EXECUTESQL(&quot;org.postgresql.Driver&quot;;&quot;jdbc:postgresql://localhost/rejuv-pc?user=raffi&quot;;[.L6]))" office:value-type="float" office:value="3">
            <text:p>3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6]; &quot;' and advises_shadow.version = &quot;;[.$C6];&quot; except SELECT shadows.key FROM advises_shadow INNER JOIN shadows ON advises_shadow.shadow_key = shadows.key AND advises_shadow.version = shadows.version INNER JOIN advice ON advice.key = advises_shadow.advice_key WHERE advice.key = '&quot;; [.$B6]; &quot;' and advises_shadow.version = &quot;;[.$D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6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6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6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6]; &quot;' and advises_shadow.version = &quot;; [.$D6]; &quot; except SELECT shadows.key FROM suggested_shadows INNER JOIN shadows ON suggested_shadows.shadow_key = shadows.key AND suggested_shadows.version = shadows.version INNER JOIN advice ON advice.key = suggested_shadows.advice_key WHERE advice.key = '&quot;; [.$B6]; &quot;' and suggested_shadows.version = &quot;; [.$D6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 except 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 except 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7) as foo</text:p>
          </table:table-cell>
          <table:table-cell table:formula="of:=VALUE(ORG.SISTEMA.OO.SQL.JAGUARSQL.EXECUTESQL(&quot;org.postgresql.Driver&quot;;&quot;jdbc:postgresql://localhost/rejuv-pc?user=raffi&quot;;[.Q6]))" office:value-type="float" office:value="59">
            <text:p>59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6]; &quot;' and suggested_shadows.version = &quot;; [.$D6];&quot; except SELECT shadows.key FROM advises_shadow INNER JOIN shadows ON advises_shadow.shadow_key = shadows.key AND advises_shadow.version = shadows.version INNER JOIN advice ON advice.key = advises_shadow.advice_key WHERE advice.key = '&quot;; [.$B6]; &quot;' and advises_shadow.version = &quot;; [.$D6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7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7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) as fo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concurrency*HWManagedSynchronization.aj}HWManagedSynchronization&amp;before&amp;QObject;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7]))" office:value-type="float" office:value="1">
            <text:p>1</text:p>
          </table:table-cell>
          <table:table-cell table:formula="of:=CONCATENATE(&quot;SELECT to_char(count(1),'999') FROM advises_shadow WHERE advice_key ='&quot;;[.$B7];&quot;' and version = &quot;; [.$C7])" office:value-type="string" office:string-value="SELECT to_char(count(1),'999') FROM advises_shadow WHERE advice_key ='healthwatcher.aspects.concurrency*HWManagedSynchronization.aj}HWManagedSynchronization&amp;before&amp;QObject;' and version = 8">
            <text:p>SELECT to_char(count(1),'999') FROM advises_shadow WHERE advice_key ='healthwatcher.aspects.concurrency*HWManagedSynchronization.aj}HWManagedSynchronization&amp;before&amp;QObject;' and version = 8</text:p>
          </table:table-cell>
          <table:table-cell table:formula="of:=VALUE(ORG.SISTEMA.OO.SQL.JAGUARSQL.EXECUTESQL(&quot;org.postgresql.Driver&quot;;&quot;jdbc:postgresql://localhost/rejuv-pc?user=raffi&quot;;[.H7]))" office:value-type="float" office:value="3">
            <text:p>3</text:p>
          </table:table-cell>
          <table:table-cell table:formula="of:=CONCATENATE(&quot;SELECT to_char(count(1),'999') FROM advises_shadow WHERE advice_key ='&quot;;[.$B7];&quot;' and version = &quot;; [.$D7])" office:value-type="string" office:string-value="SELECT to_char(count(1),'999') FROM advises_shadow WHERE advice_key ='healthwatcher.aspects.concurrency*HWManagedSynchronization.aj}HWManagedSynchronization&amp;before&amp;QObject;' and version = 9">
            <text:p>SELECT to_char(count(1),'999') FROM advises_shadow WHERE advice_key ='healthwatcher.aspects.concurrency*HWManagedSynchronization.aj}HWManagedSynchronization&amp;before&amp;QObject;' and version = 9</text:p>
          </table:table-cell>
          <table:table-cell table:formula="of:=VALUE(ORG.SISTEMA.OO.SQL.JAGUARSQL.EXECUTESQL(&quot;org.postgresql.Driver&quot;;&quot;jdbc:postgresql://localhost/rejuv-pc?user=raffi&quot;;[.J7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7]; &quot;' and advises_shadow.version = &quot;;[.$D7];&quot; except SELECT shadows.key FROM advises_shadow INNER JOIN shadows ON advises_shadow.shadow_key = shadows.key AND advises_shadow.version = shadows.version INNER JOIN advice ON advice.key = advises_shadow.advice_key WHERE advice.key = '&quot;; [.$B7]; &quot;' and advises_shadow.version = &quot;;[.$C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8) as foo</text:p>
          </table:table-cell>
          <table:table-cell table:formula="of:=VALUE(ORG.SISTEMA.OO.SQL.JAGUARSQL.EXECUTESQL(&quot;org.postgresql.Driver&quot;;&quot;jdbc:postgresql://localhost/rejuv-pc?user=raffi&quot;;[.L7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7]; &quot;' and advises_shadow.version = &quot;;[.$C7];&quot; except SELECT shadows.key FROM advises_shadow INNER JOIN shadows ON advises_shadow.shadow_key = shadows.key AND advises_shadow.version = shadows.version INNER JOIN advice ON advice.key = advises_shadow.advice_key WHERE advice.key = '&quot;; [.$B7]; &quot;' and advises_shadow.version = &quot;;[.$D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7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7]; &quot;' and advises_shadow.version = &quot;; [.$D7]; &quot; except SELECT shadows.key FROM suggested_shadows INNER JOIN shadows ON suggested_shadows.shadow_key = shadows.key AND suggested_shadows.version = shadows.version INNER JOIN advice ON advice.key = suggested_shadows.advice_key WHERE advice.key = '&quot;; [.$B7]; &quot;' and suggested_shadows.version = &quot;; [.$D7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' and suggested_shadows.version = 9) as foo</text:p>
          </table:table-cell>
          <table:table-cell table:formula="of:=VALUE(ORG.SISTEMA.OO.SQL.JAGUARSQL.EXECUTESQL(&quot;org.postgresql.Driver&quot;;&quot;jdbc:postgresql://localhost/rejuv-pc?user=raffi&quot;;[.Q7]))" office:value-type="float" office:value="137">
            <text:p>13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7]; &quot;' and suggested_shadows.version = &quot;; [.$D7];&quot; except SELECT shadows.key FROM advises_shadow INNER JOIN shadows ON advises_shadow.shadow_key = shadows.key AND advises_shadow.version = shadows.version INNER JOIN advice ON advice.key = advises_shadow.advice_key WHERE advice.key = '&quot;; [.$B7]; &quot;' and advises_shadow.version = &quot;; [.$D7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) as fo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concurrency*HWManagedSynchronization.aj}HWManagedSynchronization&amp;before&amp;QObject;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8]))" office:value-type="float" office:value="1">
            <text:p>1</text:p>
          </table:table-cell>
          <table:table-cell table:formula="of:=CONCATENATE(&quot;SELECT to_char(count(1),'999') FROM advises_shadow WHERE advice_key ='&quot;;[.$B8];&quot;' and version = &quot;; [.$C8])" office:value-type="string" office:string-value="SELECT to_char(count(1),'999') FROM advises_shadow WHERE advice_key ='healthwatcher.aspects.concurrency*HWManagedSynchronization.aj}HWManagedSynchronization&amp;before&amp;QObject;2' and version = 8">
            <text:p>SELECT to_char(count(1),'999') FROM advises_shadow WHERE advice_key ='healthwatcher.aspects.concurrency*HWManagedSynchronization.aj}HWManagedSynchronization&amp;before&amp;QObject;2' and version = 8</text:p>
          </table:table-cell>
          <table:table-cell table:formula="of:=VALUE(ORG.SISTEMA.OO.SQL.JAGUARSQL.EXECUTESQL(&quot;org.postgresql.Driver&quot;;&quot;jdbc:postgresql://localhost/rejuv-pc?user=raffi&quot;;[.H8]))" office:value-type="float" office:value="3">
            <text:p>3</text:p>
          </table:table-cell>
          <table:table-cell table:formula="of:=CONCATENATE(&quot;SELECT to_char(count(1),'999') FROM advises_shadow WHERE advice_key ='&quot;;[.$B8];&quot;' and version = &quot;; [.$D8])" office:value-type="string" office:string-value="SELECT to_char(count(1),'999') FROM advises_shadow WHERE advice_key ='healthwatcher.aspects.concurrency*HWManagedSynchronization.aj}HWManagedSynchronization&amp;before&amp;QObject;2' and version = 9">
            <text:p>SELECT to_char(count(1),'999') FROM advises_shadow WHERE advice_key ='healthwatcher.aspects.concurrency*HWManagedSynchronization.aj}HWManagedSynchronization&amp;before&amp;QObject;2' and version = 9</text:p>
          </table:table-cell>
          <table:table-cell table:formula="of:=VALUE(ORG.SISTEMA.OO.SQL.JAGUARSQL.EXECUTESQL(&quot;org.postgresql.Driver&quot;;&quot;jdbc:postgresql://localhost/rejuv-pc?user=raffi&quot;;[.J8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8]; &quot;' and advises_shadow.version = &quot;;[.$D8];&quot; except SELECT shadows.key FROM advises_shadow INNER JOIN shadows ON advises_shadow.shadow_key = shadows.key AND advises_shadow.version = shadows.version INNER JOIN advice ON advice.key = advises_shadow.advice_key WHERE advice.key = '&quot;; [.$B8]; &quot;' and advises_shadow.version = &quot;;[.$C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8) as foo</text:p>
          </table:table-cell>
          <table:table-cell table:formula="of:=VALUE(ORG.SISTEMA.OO.SQL.JAGUARSQL.EXECUTESQL(&quot;org.postgresql.Driver&quot;;&quot;jdbc:postgresql://localhost/rejuv-pc?user=raffi&quot;;[.L8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8]; &quot;' and advises_shadow.version = &quot;;[.$C8];&quot; except SELECT shadows.key FROM advises_shadow INNER JOIN shadows ON advises_shadow.shadow_key = shadows.key AND advises_shadow.version = shadows.version INNER JOIN advice ON advice.key = advises_shadow.advice_key WHERE advice.key = '&quot;; [.$B8]; &quot;' and advises_shadow.version = &quot;;[.$D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8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8]; &quot;' and advises_shadow.version = &quot;; [.$D8]; &quot; except SELECT shadows.key FROM suggested_shadows INNER JOIN shadows ON suggested_shadows.shadow_key = shadows.key AND suggested_shadows.version = shadows.version INNER JOIN advice ON advice.key = suggested_shadows.advice_key WHERE advice.key = '&quot;; [.$B8]; &quot;' and suggested_shadows.version = &quot;; [.$D8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2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2' and suggested_shadows.version = 9) as foo</text:p>
          </table:table-cell>
          <table:table-cell table:formula="of:=VALUE(ORG.SISTEMA.OO.SQL.JAGUARSQL.EXECUTESQL(&quot;org.postgresql.Driver&quot;;&quot;jdbc:postgresql://localhost/rejuv-pc?user=raffi&quot;;[.Q8]))" office:value-type="float" office:value="137">
            <text:p>13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8]; &quot;' and suggested_shadows.version = &quot;; [.$D8];&quot; except SELECT shadows.key FROM advises_shadow INNER JOIN shadows ON advises_shadow.shadow_key = shadows.key AND advises_shadow.version = shadows.version INNER JOIN advice ON advice.key = advises_shadow.advice_key WHERE advice.key = '&quot;; [.$B8]; &quot;' and advises_shadow.version = &quot;; [.$D8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2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2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) as foo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persistence*HWTransactionManagement.aj}HWTransactionManagement&amp;before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9]))" office:value-type="float" office:value="16">
            <text:p>16</text:p>
          </table:table-cell>
          <table:table-cell table:formula="of:=CONCATENATE(&quot;SELECT to_char(count(1),'999') FROM advises_shadow WHERE advice_key ='&quot;;[.$B9];&quot;' and version = &quot;; [.$C9])" office:value-type="string" office:string-value="SELECT to_char(count(1),'999') FROM advises_shadow WHERE advice_key ='healthwatcher.aspects.persistence*HWTransactionManagement.aj}HWTransactionManagement&amp;before' and version = 8">
            <text:p>SELECT to_char(count(1),'999') FROM advises_shadow WHERE advice_key ='healthwatcher.aspects.persistence*HWTransactionManagement.aj}HWTransactionManagement&amp;before' and version = 8</text:p>
          </table:table-cell>
          <table:table-cell table:formula="of:=VALUE(ORG.SISTEMA.OO.SQL.JAGUARSQL.EXECUTESQL(&quot;org.postgresql.Driver&quot;;&quot;jdbc:postgresql://localhost/rejuv-pc?user=raffi&quot;;[.H9]))" office:value-type="float" office:value="25">
            <text:p>25</text:p>
          </table:table-cell>
          <table:table-cell table:formula="of:=CONCATENATE(&quot;SELECT to_char(count(1),'999') FROM advises_shadow WHERE advice_key ='&quot;;[.$B9];&quot;' and version = &quot;; [.$D9])" office:value-type="string" office:string-value="SELECT to_char(count(1),'999') FROM advises_shadow WHERE advice_key ='healthwatcher.aspects.persistence*HWTransactionManagement.aj}HWTransactionManagement&amp;before' and version = 9">
            <text:p>SELECT to_char(count(1),'999') FROM advises_shadow WHERE advice_key ='healthwatcher.aspects.persistence*HWTransactionManagement.aj}HWTransactionManagement&amp;before' and version = 9</text:p>
          </table:table-cell>
          <table:table-cell table:formula="of:=VALUE(ORG.SISTEMA.OO.SQL.JAGUARSQL.EXECUTESQL(&quot;org.postgresql.Driver&quot;;&quot;jdbc:postgresql://localhost/rejuv-pc?user=raffi&quot;;[.J9]))" office:value-type="float" office:value="9">
            <text:p>9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9]; &quot;' and advises_shadow.version = &quot;;[.$D9];&quot; except SELECT shadows.key FROM advises_shadow INNER JOIN shadows ON advises_shadow.shadow_key = shadows.key AND advises_shadow.version = shadows.version INNER JOIN advice ON advice.key = advises_shadow.advice_key WHERE advice.key = '&quot;; [.$B9]; &quot;' and advises_shadow.version = &quot;;[.$C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8) as foo</text:p>
          </table:table-cell>
          <table:table-cell table:formula="of:=VALUE(ORG.SISTEMA.OO.SQL.JAGUARSQL.EXECUTESQL(&quot;org.postgresql.Driver&quot;;&quot;jdbc:postgresql://localhost/rejuv-pc?user=raffi&quot;;[.L9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9]; &quot;' and advises_shadow.version = &quot;;[.$C9];&quot; except SELECT shadows.key FROM advises_shadow INNER JOIN shadows ON advises_shadow.shadow_key = shadows.key AND advises_shadow.version = shadows.version INNER JOIN advice ON advice.key = advises_shadow.advice_key WHERE advice.key = '&quot;; [.$B9]; &quot;' and advises_shadow.version = &quot;;[.$D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9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9]; &quot;' and advises_shadow.version = &quot;; [.$D9]; &quot; except SELECT shadows.key FROM suggested_shadows INNER JOIN shadows ON suggested_shadows.shadow_key = shadows.key AND suggested_shadows.version = shadows.version INNER JOIN advice ON advice.key = suggested_shadows.advice_key WHERE advice.key = '&quot;; [.$B9]; &quot;' and suggested_shadows.version = &quot;; [.$D9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before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before' and suggested_shadows.version = 9) as foo</text:p>
          </table:table-cell>
          <table:table-cell table:formula="of:=VALUE(ORG.SISTEMA.OO.SQL.JAGUARSQL.EXECUTESQL(&quot;org.postgresql.Driver&quot;;&quot;jdbc:postgresql://localhost/rejuv-pc?user=raffi&quot;;[.Q9]))" office:value-type="float" office:value="124">
            <text:p>124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9]; &quot;' and suggested_shadows.version = &quot;; [.$D9];&quot; except SELECT shadows.key FROM advises_shadow INNER JOIN shadows ON advises_shadow.shadow_key = shadows.key AND advises_shadow.version = shadows.version INNER JOIN advice ON advice.key = advises_shadow.advice_key WHERE advice.key = '&quot;; [.$B9]; &quot;' and advises_shadow.version = &quot;; [.$D9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before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before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) as foo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persistence*HWTransactionManagement.aj}HWTransactionManagement&amp;afterReturning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10]))" office:value-type="float" office:value="16">
            <text:p>16</text:p>
          </table:table-cell>
          <table:table-cell table:formula="of:=CONCATENATE(&quot;SELECT to_char(count(1),'999') FROM advises_shadow WHERE advice_key ='&quot;;[.$B10];&quot;' and version = &quot;; [.$C10])" office:value-type="string" office:string-value="SELECT to_char(count(1),'999') FROM advises_shadow WHERE advice_key ='healthwatcher.aspects.persistence*HWTransactionManagement.aj}HWTransactionManagement&amp;afterReturning' and version = 8">
            <text:p>SELECT to_char(count(1),'999') FROM advises_shadow WHERE advice_key ='healthwatcher.aspects.persistence*HWTransactionManagement.aj}HWTransactionManagement&amp;afterReturning' and version = 8</text:p>
          </table:table-cell>
          <table:table-cell table:formula="of:=VALUE(ORG.SISTEMA.OO.SQL.JAGUARSQL.EXECUTESQL(&quot;org.postgresql.Driver&quot;;&quot;jdbc:postgresql://localhost/rejuv-pc?user=raffi&quot;;[.H10]))" office:value-type="float" office:value="25">
            <text:p>25</text:p>
          </table:table-cell>
          <table:table-cell table:formula="of:=CONCATENATE(&quot;SELECT to_char(count(1),'999') FROM advises_shadow WHERE advice_key ='&quot;;[.$B10];&quot;' and version = &quot;; [.$D10])" office:value-type="string" office:string-value="SELECT to_char(count(1),'999') FROM advises_shadow WHERE advice_key ='healthwatcher.aspects.persistence*HWTransactionManagement.aj}HWTransactionManagement&amp;afterReturning' and version = 9">
            <text:p>SELECT to_char(count(1),'999') FROM advises_shadow WHERE advice_key ='healthwatcher.aspects.persistence*HWTransactionManagement.aj}HWTransactionManagement&amp;afterReturning' and version = 9</text:p>
          </table:table-cell>
          <table:table-cell table:formula="of:=VALUE(ORG.SISTEMA.OO.SQL.JAGUARSQL.EXECUTESQL(&quot;org.postgresql.Driver&quot;;&quot;jdbc:postgresql://localhost/rejuv-pc?user=raffi&quot;;[.J10]))" office:value-type="float" office:value="9">
            <text:p>9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0]; &quot;' and advises_shadow.version = &quot;;[.$D10];&quot; except SELECT shadows.key FROM advises_shadow INNER JOIN shadows ON advises_shadow.shadow_key = shadows.key AND advises_shadow.version = shadows.version INNER JOIN advice ON advice.key = advises_shadow.advice_key WHERE advice.key = '&quot;; [.$B10]; &quot;' and advises_shadow.version = &quot;;[.$C1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8) as foo</text:p>
          </table:table-cell>
          <table:table-cell table:formula="of:=VALUE(ORG.SISTEMA.OO.SQL.JAGUARSQL.EXECUTESQL(&quot;org.postgresql.Driver&quot;;&quot;jdbc:postgresql://localhost/rejuv-pc?user=raffi&quot;;[.L10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0]; &quot;' and advises_shadow.version = &quot;;[.$C10];&quot; except SELECT shadows.key FROM advises_shadow INNER JOIN shadows ON advises_shadow.shadow_key = shadows.key AND advises_shadow.version = shadows.version INNER JOIN advice ON advice.key = advises_shadow.advice_key WHERE advice.key = '&quot;; [.$B10]; &quot;' and advises_shadow.version = &quot;;[.$D1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10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0]; &quot;' and advises_shadow.version = &quot;; [.$D10]; &quot; except SELECT shadows.key FROM suggested_shadows INNER JOIN shadows ON suggested_shadows.shadow_key = shadows.key AND suggested_shadows.version = shadows.version INNER JOIN advice ON advice.key = suggested_shadows.advice_key WHERE advice.key = '&quot;; [.$B10]; &quot;' and suggested_shadows.version = &quot;; [.$D10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Returning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Returning' and suggested_shadows.version = 9) as foo</text:p>
          </table:table-cell>
          <table:table-cell table:formula="of:=VALUE(ORG.SISTEMA.OO.SQL.JAGUARSQL.EXECUTESQL(&quot;org.postgresql.Driver&quot;;&quot;jdbc:postgresql://localhost/rejuv-pc?user=raffi&quot;;[.Q10]))" office:value-type="float" office:value="124">
            <text:p>124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0]; &quot;' and suggested_shadows.version = &quot;; [.$D10];&quot; except SELECT shadows.key FROM advises_shadow INNER JOIN shadows ON advises_shadow.shadow_key = shadows.key AND advises_shadow.version = shadows.version INNER JOIN advice ON advice.key = advises_shadow.advice_key WHERE advice.key = '&quot;; [.$B10]; &quot;' and advises_shadow.version = &quot;; [.$D10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Returning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Returning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) as foo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persistence*HWTransactionManagement.aj}HWTransactionManagement&amp;afterThrowing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11]))" office:value-type="float" office:value="16">
            <text:p>16</text:p>
          </table:table-cell>
          <table:table-cell table:formula="of:=CONCATENATE(&quot;SELECT to_char(count(1),'999') FROM advises_shadow WHERE advice_key ='&quot;;[.$B11];&quot;' and version = &quot;; [.$C11])" office:value-type="string" office:string-value="SELECT to_char(count(1),'999') FROM advises_shadow WHERE advice_key ='healthwatcher.aspects.persistence*HWTransactionManagement.aj}HWTransactionManagement&amp;afterThrowing' and version = 8">
            <text:p>SELECT to_char(count(1),'999') FROM advises_shadow WHERE advice_key ='healthwatcher.aspects.persistence*HWTransactionManagement.aj}HWTransactionManagement&amp;afterThrowing' and version = 8</text:p>
          </table:table-cell>
          <table:table-cell table:formula="of:=VALUE(ORG.SISTEMA.OO.SQL.JAGUARSQL.EXECUTESQL(&quot;org.postgresql.Driver&quot;;&quot;jdbc:postgresql://localhost/rejuv-pc?user=raffi&quot;;[.H11]))" office:value-type="float" office:value="25">
            <text:p>25</text:p>
          </table:table-cell>
          <table:table-cell table:formula="of:=CONCATENATE(&quot;SELECT to_char(count(1),'999') FROM advises_shadow WHERE advice_key ='&quot;;[.$B11];&quot;' and version = &quot;; [.$D11])" office:value-type="string" office:string-value="SELECT to_char(count(1),'999') FROM advises_shadow WHERE advice_key ='healthwatcher.aspects.persistence*HWTransactionManagement.aj}HWTransactionManagement&amp;afterThrowing' and version = 9">
            <text:p>SELECT to_char(count(1),'999') FROM advises_shadow WHERE advice_key ='healthwatcher.aspects.persistence*HWTransactionManagement.aj}HWTransactionManagement&amp;afterThrowing' and version = 9</text:p>
          </table:table-cell>
          <table:table-cell table:formula="of:=VALUE(ORG.SISTEMA.OO.SQL.JAGUARSQL.EXECUTESQL(&quot;org.postgresql.Driver&quot;;&quot;jdbc:postgresql://localhost/rejuv-pc?user=raffi&quot;;[.J11]))" office:value-type="float" office:value="9">
            <text:p>9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1]; &quot;' and advises_shadow.version = &quot;;[.$D11];&quot; except SELECT shadows.key FROM advises_shadow INNER JOIN shadows ON advises_shadow.shadow_key = shadows.key AND advises_shadow.version = shadows.version INNER JOIN advice ON advice.key = advises_shadow.advice_key WHERE advice.key = '&quot;; [.$B11]; &quot;' and advises_shadow.version = &quot;;[.$C1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8) as foo</text:p>
          </table:table-cell>
          <table:table-cell table:formula="of:=VALUE(ORG.SISTEMA.OO.SQL.JAGUARSQL.EXECUTESQL(&quot;org.postgresql.Driver&quot;;&quot;jdbc:postgresql://localhost/rejuv-pc?user=raffi&quot;;[.L11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1]; &quot;' and advises_shadow.version = &quot;;[.$C11];&quot; except SELECT shadows.key FROM advises_shadow INNER JOIN shadows ON advises_shadow.shadow_key = shadows.key AND advises_shadow.version = shadows.version INNER JOIN advice ON advice.key = advises_shadow.advice_key WHERE advice.key = '&quot;; [.$B11]; &quot;' and advises_shadow.version = &quot;;[.$D1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11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1]; &quot;' and advises_shadow.version = &quot;; [.$D11]; &quot; except SELECT shadows.key FROM suggested_shadows INNER JOIN shadows ON suggested_shadows.shadow_key = shadows.key AND suggested_shadows.version = shadows.version INNER JOIN advice ON advice.key = suggested_shadows.advice_key WHERE advice.key = '&quot;; [.$B11]; &quot;' and suggested_shadows.version = &quot;; [.$D11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Throwing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Throwing' and suggested_shadows.version = 9) as foo</text:p>
          </table:table-cell>
          <table:table-cell table:formula="of:=VALUE(ORG.SISTEMA.OO.SQL.JAGUARSQL.EXECUTESQL(&quot;org.postgresql.Driver&quot;;&quot;jdbc:postgresql://localhost/rejuv-pc?user=raffi&quot;;[.Q11]))" office:value-type="float" office:value="124">
            <text:p>124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1]; &quot;' and suggested_shadows.version = &quot;; [.$D11];&quot; except SELECT shadows.key FROM advises_shadow INNER JOIN shadows ON advises_shadow.shadow_key = shadows.key AND advises_shadow.version = shadows.version INNER JOIN advice ON advice.key = advises_shadow.advice_key WHERE advice.key = '&quot;; [.$B11]; &quot;' and advises_shadow.version = &quot;; [.$D11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Throwing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Throwing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) as foo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persistence*HWDataCollection.aj}HWDataCollection&amp;around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12]))" office:value-type="float" office:value="5">
            <text:p>5</text:p>
          </table:table-cell>
          <table:table-cell table:formula="of:=CONCATENATE(&quot;SELECT to_char(count(1),'999') FROM advises_shadow WHERE advice_key ='&quot;;[.$B12];&quot;' and version = &quot;; [.$C12])" office:value-type="string" office:string-value="SELECT to_char(count(1),'999') FROM advises_shadow WHERE advice_key ='healthwatcher.aspects.persistence*HWDataCollection.aj}HWDataCollection&amp;around' and version = 8">
            <text:p>SELECT to_char(count(1),'999') FROM advises_shadow WHERE advice_key ='healthwatcher.aspects.persistence*HWDataCollection.aj}HWDataCollection&amp;around' and version = 8</text:p>
          </table:table-cell>
          <table:table-cell table:formula="of:=VALUE(ORG.SISTEMA.OO.SQL.JAGUARSQL.EXECUTESQL(&quot;org.postgresql.Driver&quot;;&quot;jdbc:postgresql://localhost/rejuv-pc?user=raffi&quot;;[.H12]))" office:value-type="float" office:value="6">
            <text:p>6</text:p>
          </table:table-cell>
          <table:table-cell table:formula="of:=CONCATENATE(&quot;SELECT to_char(count(1),'999') FROM advises_shadow WHERE advice_key ='&quot;;[.$B12];&quot;' and version = &quot;; [.$D12])" office:value-type="string" office:string-value="SELECT to_char(count(1),'999') FROM advises_shadow WHERE advice_key ='healthwatcher.aspects.persistence*HWDataCollection.aj}HWDataCollection&amp;around' and version = 9">
            <text:p>SELECT to_char(count(1),'999') FROM advises_shadow WHERE advice_key ='healthwatcher.aspects.persistence*HWDataCollection.aj}HWDataCollection&amp;around' and version = 9</text:p>
          </table:table-cell>
          <table:table-cell table:formula="of:=VALUE(ORG.SISTEMA.OO.SQL.JAGUARSQL.EXECUTESQL(&quot;org.postgresql.Driver&quot;;&quot;jdbc:postgresql://localhost/rejuv-pc?user=raffi&quot;;[.J12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2]; &quot;' and advises_shadow.version = &quot;;[.$D12];&quot; except SELECT shadows.key FROM advises_shadow INNER JOIN shadows ON advises_shadow.shadow_key = shadows.key AND advises_shadow.version = shadows.version INNER JOIN advice ON advice.key = advises_shadow.advice_key WHERE advice.key = '&quot;; [.$B12]; &quot;' and advises_shadow.version = &quot;;[.$C1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8) as foo</text:p>
          </table:table-cell>
          <table:table-cell table:formula="of:=VALUE(ORG.SISTEMA.OO.SQL.JAGUARSQL.EXECUTESQL(&quot;org.postgresql.Driver&quot;;&quot;jdbc:postgresql://localhost/rejuv-pc?user=raffi&quot;;[.L12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2]; &quot;' and advises_shadow.version = &quot;;[.$C12];&quot; except SELECT shadows.key FROM advises_shadow INNER JOIN shadows ON advises_shadow.shadow_key = shadows.key AND advises_shadow.version = shadows.version INNER JOIN advice ON advice.key = advises_shadow.advice_key WHERE advice.key = '&quot;; [.$B12]; &quot;' and advises_shadow.version = &quot;;[.$D1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12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2]; &quot;' and advises_shadow.version = &quot;; [.$D12]; &quot; except SELECT shadows.key FROM suggested_shadows INNER JOIN shadows ON suggested_shadows.shadow_key = shadows.key AND suggested_shadows.version = shadows.version INNER JOIN advice ON advice.key = suggested_shadows.advice_key WHERE advice.key = '&quot;; [.$B12]; &quot;' and suggested_shadows.version = &quot;; [.$D12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DataCollection.aj}HWDataCollection&amp;around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DataCollection.aj}HWDataCollection&amp;around' and suggested_shadows.version = 9) as foo</text:p>
          </table:table-cell>
          <table:table-cell table:formula="of:=VALUE(ORG.SISTEMA.OO.SQL.JAGUARSQL.EXECUTESQL(&quot;org.postgresql.Driver&quot;;&quot;jdbc:postgresql://localhost/rejuv-pc?user=raffi&quot;;[.Q12]))" office:value-type="float" office:value="26">
            <text:p>26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2]; &quot;' and suggested_shadows.version = &quot;; [.$D12];&quot; except SELECT shadows.key FROM advises_shadow INNER JOIN shadows ON advises_shadow.shadow_key = shadows.key AND advises_shadow.version = shadows.version INNER JOIN advice ON advice.key = advises_shadow.advice_key WHERE advice.key = '&quot;; [.$B12]; &quot;' and advises_shadow.version = &quot;; [.$D12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DataCollection.aj}HWDataCollection&amp;around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DataCollection.aj}HWDataCollection&amp;around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9) as foo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exceptionHandling*HWUpdateObserverExceptionHandler.aj}HWUpdateObserverExceptionHandler&amp;around&amp;QCommandServlet;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13]))" office:value-type="float" office:value="3">
            <text:p>3</text:p>
          </table:table-cell>
          <table:table-cell table:formula="of:=CONCATENATE(&quot;SELECT to_char(count(1),'999') FROM advises_shadow WHERE advice_key ='&quot;;[.$B13];&quot;' and version = &quot;; [.$C13])" office:value-type="string" office:string-value="SELECT to_char(count(1),'999') FROM advises_shadow WHERE advice_key ='healthwatcher.aspects.exceptionHandling*HWUpdateObserverExceptionHandler.aj}HWUpdateObserverExceptionHandler&amp;around&amp;QCommandServlet;' and version = 8">
            <text:p>SELECT to_char(count(1),'999') FROM advises_shadow WHERE advice_key ='healthwatcher.aspects.exceptionHandling*HWUpdateObserverExceptionHandler.aj}HWUpdateObserverExceptionHandler&amp;around&amp;QCommandServlet;' and version = 8</text:p>
          </table:table-cell>
          <table:table-cell table:formula="of:=VALUE(ORG.SISTEMA.OO.SQL.JAGUARSQL.EXECUTESQL(&quot;org.postgresql.Driver&quot;;&quot;jdbc:postgresql://localhost/rejuv-pc?user=raffi&quot;;[.H13]))" office:value-type="float" office:value="5">
            <text:p>5</text:p>
          </table:table-cell>
          <table:table-cell table:formula="of:=CONCATENATE(&quot;SELECT to_char(count(1),'999') FROM advises_shadow WHERE advice_key ='&quot;;[.$B13];&quot;' and version = &quot;; [.$D13])" office:value-type="string" office:string-value="SELECT to_char(count(1),'999') FROM advises_shadow WHERE advice_key ='healthwatcher.aspects.exceptionHandling*HWUpdateObserverExceptionHandler.aj}HWUpdateObserverExceptionHandler&amp;around&amp;QCommandServlet;' and version = 9">
            <text:p>SELECT to_char(count(1),'999') FROM advises_shadow WHERE advice_key ='healthwatcher.aspects.exceptionHandling*HWUpdateObserverExceptionHandler.aj}HWUpdateObserverExceptionHandler&amp;around&amp;QCommandServlet;' and version = 9</text:p>
          </table:table-cell>
          <table:table-cell table:formula="of:=VALUE(ORG.SISTEMA.OO.SQL.JAGUARSQL.EXECUTESQL(&quot;org.postgresql.Driver&quot;;&quot;jdbc:postgresql://localhost/rejuv-pc?user=raffi&quot;;[.J13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3]; &quot;' and advises_shadow.version = &quot;;[.$D13];&quot; except SELECT shadows.key FROM advises_shadow INNER JOIN shadows ON advises_shadow.shadow_key = shadows.key AND advises_shadow.version = shadows.version INNER JOIN advice ON advice.key = advises_shadow.advice_key WHERE advice.key = '&quot;; [.$B13]; &quot;' and advises_shadow.version = &quot;;[.$C1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8) as foo</text:p>
          </table:table-cell>
          <table:table-cell table:formula="of:=VALUE(ORG.SISTEMA.OO.SQL.JAGUARSQL.EXECUTESQL(&quot;org.postgresql.Driver&quot;;&quot;jdbc:postgresql://localhost/rejuv-pc?user=raffi&quot;;[.L13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3]; &quot;' and advises_shadow.version = &quot;;[.$C13];&quot; except SELECT shadows.key FROM advises_shadow INNER JOIN shadows ON advises_shadow.shadow_key = shadows.key AND advises_shadow.version = shadows.version INNER JOIN advice ON advice.key = advises_shadow.advice_key WHERE advice.key = '&quot;; [.$B13]; &quot;' and advises_shadow.version = &quot;;[.$D1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13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3]; &quot;' and advises_shadow.version = &quot;; [.$D13]; &quot; except SELECT shadows.key FROM suggested_shadows INNER JOIN shadows ON suggested_shadows.shadow_key = shadows.key AND suggested_shadows.version = shadows.version INNER JOIN advice ON advice.key = suggested_shadows.advice_key WHERE advice.key = '&quot;; [.$B13]; &quot;' and suggested_shadows.version = &quot;; [.$D13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UpdateObserverExceptionHandler.aj}HWUpdateObserverExceptionHandler&amp;around&amp;QCommandServlet;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UpdateObserverExceptionHandler.aj}HWUpdateObserverExceptionHandler&amp;around&amp;QCommandServlet;' and suggested_shadows.version = 9) as foo</text:p>
          </table:table-cell>
          <table:table-cell table:formula="of:=VALUE(ORG.SISTEMA.OO.SQL.JAGUARSQL.EXECUTESQL(&quot;org.postgresql.Driver&quot;;&quot;jdbc:postgresql://localhost/rejuv-pc?user=raffi&quot;;[.Q13]))" office:value-type="float" office:value="118">
            <text:p>118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3]; &quot;' and suggested_shadows.version = &quot;; [.$D13];&quot; except SELECT shadows.key FROM advises_shadow INNER JOIN shadows ON advises_shadow.shadow_key = shadows.key AND advises_shadow.version = shadows.version INNER JOIN advice ON advice.key = advises_shadow.advice_key WHERE advice.key = '&quot;; [.$B13]; &quot;' and advises_shadow.version = &quot;; [.$D13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UpdateObserverExceptionHandler.aj}HWUpdateObserverExceptionHandler&amp;around&amp;QCommandServlet;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UpdateObserverExceptionHandler.aj}HWUpdateObserverExceptionHandler&amp;around&amp;QCommandServlet;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9) as foo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patterns*UpdateStateObserver.aj}UpdateStateObserver&amp;after&amp;QSubject;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14]))" office:value-type="float" office:value="3">
            <text:p>3</text:p>
          </table:table-cell>
          <table:table-cell table:formula="of:=CONCATENATE(&quot;SELECT to_char(count(1),'999') FROM advises_shadow WHERE advice_key ='&quot;;[.$B14];&quot;' and version = &quot;; [.$C14])" office:value-type="string" office:string-value="SELECT to_char(count(1),'999') FROM advises_shadow WHERE advice_key ='healthwatcher.aspects.patterns*UpdateStateObserver.aj}UpdateStateObserver&amp;after&amp;QSubject;' and version = 8">
            <text:p>SELECT to_char(count(1),'999') FROM advises_shadow WHERE advice_key ='healthwatcher.aspects.patterns*UpdateStateObserver.aj}UpdateStateObserver&amp;after&amp;QSubject;' and version = 8</text:p>
          </table:table-cell>
          <table:table-cell table:formula="of:=VALUE(ORG.SISTEMA.OO.SQL.JAGUARSQL.EXECUTESQL(&quot;org.postgresql.Driver&quot;;&quot;jdbc:postgresql://localhost/rejuv-pc?user=raffi&quot;;[.H14]))" office:value-type="float" office:value="5">
            <text:p>5</text:p>
          </table:table-cell>
          <table:table-cell table:formula="of:=CONCATENATE(&quot;SELECT to_char(count(1),'999') FROM advises_shadow WHERE advice_key ='&quot;;[.$B14];&quot;' and version = &quot;; [.$D14])" office:value-type="string" office:string-value="SELECT to_char(count(1),'999') FROM advises_shadow WHERE advice_key ='healthwatcher.aspects.patterns*UpdateStateObserver.aj}UpdateStateObserver&amp;after&amp;QSubject;' and version = 9">
            <text:p>SELECT to_char(count(1),'999') FROM advises_shadow WHERE advice_key ='healthwatcher.aspects.patterns*UpdateStateObserver.aj}UpdateStateObserver&amp;after&amp;QSubject;' and version = 9</text:p>
          </table:table-cell>
          <table:table-cell table:formula="of:=VALUE(ORG.SISTEMA.OO.SQL.JAGUARSQL.EXECUTESQL(&quot;org.postgresql.Driver&quot;;&quot;jdbc:postgresql://localhost/rejuv-pc?user=raffi&quot;;[.J14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4]; &quot;' and advises_shadow.version = &quot;;[.$D14];&quot; except SELECT shadows.key FROM advises_shadow INNER JOIN shadows ON advises_shadow.shadow_key = shadows.key AND advises_shadow.version = shadows.version INNER JOIN advice ON advice.key = advises_shadow.advice_key WHERE advice.key = '&quot;; [.$B14]; &quot;' and advises_shadow.version = &quot;;[.$C1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8) as foo</text:p>
          </table:table-cell>
          <table:table-cell table:formula="of:=VALUE(ORG.SISTEMA.OO.SQL.JAGUARSQL.EXECUTESQL(&quot;org.postgresql.Driver&quot;;&quot;jdbc:postgresql://localhost/rejuv-pc?user=raffi&quot;;[.L14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4]; &quot;' and advises_shadow.version = &quot;;[.$C14];&quot; except SELECT shadows.key FROM advises_shadow INNER JOIN shadows ON advises_shadow.shadow_key = shadows.key AND advises_shadow.version = shadows.version INNER JOIN advice ON advice.key = advises_shadow.advice_key WHERE advice.key = '&quot;; [.$B14]; &quot;' and advises_shadow.version = &quot;;[.$D1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14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4]; &quot;' and advises_shadow.version = &quot;; [.$D14]; &quot; except SELECT shadows.key FROM suggested_shadows INNER JOIN shadows ON suggested_shadows.shadow_key = shadows.key AND suggested_shadows.version = shadows.version INNER JOIN advice ON advice.key = suggested_shadows.advice_key WHERE advice.key = '&quot;; [.$B14]; &quot;' and suggested_shadows.version = &quot;; [.$D14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9) as foo</text:p>
          </table:table-cell>
          <table:table-cell table:formula="of:=VALUE(ORG.SISTEMA.OO.SQL.JAGUARSQL.EXECUTESQL(&quot;org.postgresql.Driver&quot;;&quot;jdbc:postgresql://localhost/rejuv-pc?user=raffi&quot;;[.Q14]))" office:value-type="float" office:value="58">
            <text:p>58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4]; &quot;' and suggested_shadows.version = &quot;; [.$D14];&quot; except SELECT shadows.key FROM advises_shadow INNER JOIN shadows ON advises_shadow.shadow_key = shadows.key AND advises_shadow.version = shadows.version INNER JOIN advice ON advice.key = advises_shadow.advice_key WHERE advice.key = '&quot;; [.$B14]; &quot;' and advises_shadow.version = &quot;; [.$D14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9) as foo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lib.patterns*ObserverProtocol.aj}ObserverProtocol&amp;after&amp;QSubject;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15]))" office:value-type="float" office:value="7">
            <text:p>7</text:p>
          </table:table-cell>
          <table:table-cell table:formula="of:=CONCATENATE(&quot;SELECT to_char(count(1),'999') FROM advises_shadow WHERE advice_key ='&quot;;[.$B15];&quot;' and version = &quot;; [.$C15])" office:value-type="string" office:string-value="SELECT to_char(count(1),'999') FROM advises_shadow WHERE advice_key ='lib.patterns*ObserverProtocol.aj}ObserverProtocol&amp;after&amp;QSubject;' and version = 8">
            <text:p>SELECT to_char(count(1),'999') FROM advises_shadow WHERE advice_key ='lib.patterns*ObserverProtocol.aj}ObserverProtocol&amp;after&amp;QSubject;' and version = 8</text:p>
          </table:table-cell>
          <table:table-cell table:formula="of:=VALUE(ORG.SISTEMA.OO.SQL.JAGUARSQL.EXECUTESQL(&quot;org.postgresql.Driver&quot;;&quot;jdbc:postgresql://localhost/rejuv-pc?user=raffi&quot;;[.H15]))" office:value-type="float" office:value="12">
            <text:p>12</text:p>
          </table:table-cell>
          <table:table-cell table:formula="of:=CONCATENATE(&quot;SELECT to_char(count(1),'999') FROM advises_shadow WHERE advice_key ='&quot;;[.$B15];&quot;' and version = &quot;; [.$D15])" office:value-type="string" office:string-value="SELECT to_char(count(1),'999') FROM advises_shadow WHERE advice_key ='lib.patterns*ObserverProtocol.aj}ObserverProtocol&amp;after&amp;QSubject;' and version = 9">
            <text:p>SELECT to_char(count(1),'999') FROM advises_shadow WHERE advice_key ='lib.patterns*ObserverProtocol.aj}ObserverProtocol&amp;after&amp;QSubject;' and version = 9</text:p>
          </table:table-cell>
          <table:table-cell table:formula="of:=VALUE(ORG.SISTEMA.OO.SQL.JAGUARSQL.EXECUTESQL(&quot;org.postgresql.Driver&quot;;&quot;jdbc:postgresql://localhost/rejuv-pc?user=raffi&quot;;[.J15]))" office:value-type="float" office:value="5">
            <text:p>5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5]; &quot;' and advises_shadow.version = &quot;;[.$D15];&quot; except SELECT shadows.key FROM advises_shadow INNER JOIN shadows ON advises_shadow.shadow_key = shadows.key AND advises_shadow.version = shadows.version INNER JOIN advice ON advice.key = advises_shadow.advice_key WHERE advice.key = '&quot;; [.$B15]; &quot;' and advises_shadow.version = &quot;;[.$C1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9 except 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9 except 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8) as foo</text:p>
          </table:table-cell>
          <table:table-cell table:formula="of:=VALUE(ORG.SISTEMA.OO.SQL.JAGUARSQL.EXECUTESQL(&quot;org.postgresql.Driver&quot;;&quot;jdbc:postgresql://localhost/rejuv-pc?user=raffi&quot;;[.L15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5]; &quot;' and advises_shadow.version = &quot;;[.$C15];&quot; except SELECT shadows.key FROM advises_shadow INNER JOIN shadows ON advises_shadow.shadow_key = shadows.key AND advises_shadow.version = shadows.version INNER JOIN advice ON advice.key = advises_shadow.advice_key WHERE advice.key = '&quot;; [.$B15]; &quot;' and advises_shadow.version = &quot;;[.$D1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8 except 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8 except 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15]))" office:value-type="float" office:value="5">
            <text:p>5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5]; &quot;' and advises_shadow.version = &quot;; [.$D15]; &quot; except SELECT shadows.key FROM suggested_shadows INNER JOIN shadows ON suggested_shadows.shadow_key = shadows.key AND suggested_shadows.version = shadows.version INNER JOIN advice ON advice.key = suggested_shadows.advice_key WHERE advice.key = '&quot;; [.$B15]; &quot;' and suggested_shadows.version = &quot;; [.$D15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lib.patterns*ObserverProtocol.aj}ObserverProtocol&amp;after&amp;QSubject;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lib.patterns*ObserverProtocol.aj}ObserverProtocol&amp;after&amp;QSubject;' and suggested_shadows.version = 9) as foo</text:p>
          </table:table-cell>
          <table:table-cell table:formula="of:=VALUE(ORG.SISTEMA.OO.SQL.JAGUARSQL.EXECUTESQL(&quot;org.postgresql.Driver&quot;;&quot;jdbc:postgresql://localhost/rejuv-pc?user=raffi&quot;;[.Q15]))" office:value-type="float" office:value="134">
            <text:p>134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5]; &quot;' and suggested_shadows.version = &quot;; [.$D15];&quot; except SELECT shadows.key FROM advises_shadow INNER JOIN shadows ON advises_shadow.shadow_key = shadows.key AND advises_shadow.version = shadows.version INNER JOIN advice ON advice.key = advises_shadow.advice_key WHERE advice.key = '&quot;; [.$B15]; &quot;' and advises_shadow.version = &quot;; [.$D15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ib.patterns*ObserverProtocol.aj}ObserverProtocol&amp;after&amp;QSubject;' and suggested_shadows.version = 9 except 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ib.patterns*ObserverProtocol.aj}ObserverProtocol&amp;after&amp;QSubject;' and suggested_shadows.version = 9 except 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9) as foo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distribution*RMIClientDistribution.aj}RMIClientDistribution&amp;around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16]))" office:value-type="float" office:value="16">
            <text:p>16</text:p>
          </table:table-cell>
          <table:table-cell table:formula="of:=CONCATENATE(&quot;SELECT to_char(count(1),'999') FROM advises_shadow WHERE advice_key ='&quot;;[.$B16];&quot;' and version = &quot;; [.$C16])" office:value-type="string" office:string-value="SELECT to_char(count(1),'999') FROM advises_shadow WHERE advice_key ='healthwatcher.aspects.distribution*RMIClientDistribution.aj}RMIClientDistribution&amp;around' and version = 8">
            <text:p>SELECT to_char(count(1),'999') FROM advises_shadow WHERE advice_key ='healthwatcher.aspects.distribution*RMIClientDistribution.aj}RMIClientDistribution&amp;around' and version = 8</text:p>
          </table:table-cell>
          <table:table-cell table:formula="of:=VALUE(ORG.SISTEMA.OO.SQL.JAGUARSQL.EXECUTESQL(&quot;org.postgresql.Driver&quot;;&quot;jdbc:postgresql://localhost/rejuv-pc?user=raffi&quot;;[.H16]))" office:value-type="float" office:value="24">
            <text:p>24</text:p>
          </table:table-cell>
          <table:table-cell table:formula="of:=CONCATENATE(&quot;SELECT to_char(count(1),'999') FROM advises_shadow WHERE advice_key ='&quot;;[.$B16];&quot;' and version = &quot;; [.$D16])" office:value-type="string" office:string-value="SELECT to_char(count(1),'999') FROM advises_shadow WHERE advice_key ='healthwatcher.aspects.distribution*RMIClientDistribution.aj}RMIClientDistribution&amp;around' and version = 9">
            <text:p>SELECT to_char(count(1),'999') FROM advises_shadow WHERE advice_key ='healthwatcher.aspects.distribution*RMIClientDistribution.aj}RMIClientDistribution&amp;around' and version = 9</text:p>
          </table:table-cell>
          <table:table-cell table:formula="of:=VALUE(ORG.SISTEMA.OO.SQL.JAGUARSQL.EXECUTESQL(&quot;org.postgresql.Driver&quot;;&quot;jdbc:postgresql://localhost/rejuv-pc?user=raffi&quot;;[.J16]))" office:value-type="float" office:value="8">
            <text:p>8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6]; &quot;' and advises_shadow.version = &quot;;[.$D16];&quot; except SELECT shadows.key FROM advises_shadow INNER JOIN shadows ON advises_shadow.shadow_key = shadows.key AND advises_shadow.version = shadows.version INNER JOIN advice ON advice.key = advises_shadow.advice_key WHERE advice.key = '&quot;; [.$B16]; &quot;' and advises_shadow.version = &quot;;[.$C1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8) as foo</text:p>
          </table:table-cell>
          <table:table-cell table:formula="of:=VALUE(ORG.SISTEMA.OO.SQL.JAGUARSQL.EXECUTESQL(&quot;org.postgresql.Driver&quot;;&quot;jdbc:postgresql://localhost/rejuv-pc?user=raffi&quot;;[.L16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6]; &quot;' and advises_shadow.version = &quot;;[.$C16];&quot; except SELECT shadows.key FROM advises_shadow INNER JOIN shadows ON advises_shadow.shadow_key = shadows.key AND advises_shadow.version = shadows.version INNER JOIN advice ON advice.key = advises_shadow.advice_key WHERE advice.key = '&quot;; [.$B16]; &quot;' and advises_shadow.version = &quot;;[.$D1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16]))" office:value-type="float" office:value="7">
            <text:p>7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6]; &quot;' and advises_shadow.version = &quot;; [.$D16]; &quot; except SELECT shadows.key FROM suggested_shadows INNER JOIN shadows ON suggested_shadows.shadow_key = shadows.key AND suggested_shadows.version = shadows.version INNER JOIN advice ON advice.key = suggested_shadows.advice_key WHERE advice.key = '&quot;; [.$B16]; &quot;' and suggested_shadows.version = &quot;; [.$D16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distribution*RMIClientDistribution.aj}RMIClientDistribution&amp;around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distribution*RMIClientDistribution.aj}RMIClientDistribution&amp;around' and suggested_shadows.version = 9) as foo</text:p>
          </table:table-cell>
          <table:table-cell table:formula="of:=VALUE(ORG.SISTEMA.OO.SQL.JAGUARSQL.EXECUTESQL(&quot;org.postgresql.Driver&quot;;&quot;jdbc:postgresql://localhost/rejuv-pc?user=raffi&quot;;[.Q16]))" office:value-type="float" office:value="355">
            <text:p>355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6]; &quot;' and suggested_shadows.version = &quot;; [.$D16];&quot; except SELECT shadows.key FROM advises_shadow INNER JOIN shadows ON advises_shadow.shadow_key = shadows.key AND advises_shadow.version = shadows.version INNER JOIN advice ON advice.key = advises_shadow.advice_key WHERE advice.key = '&quot;; [.$B16]; &quot;' and advises_shadow.version = &quot;; [.$D16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distribution*RMIClientDistribution.aj}RMIClientDistribution&amp;around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distribution*RMIClientDistribution.aj}RMIClientDistribution&amp;around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9) as fo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DataModelAspectEH.aj}DataModelAspectEH&amp;afterThrowing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ALUE(ORG.SISTEMA.OO.SQL.JAGUARSQL.EXECUTESQL(&quot;org.postgresql.Driver&quot;;&quot;jdbc:postgresql://localhost/rejuv-pc?user=raffi&quot;;[.F17]))" office:value-type="float" office:value="1">
            <text:p>1</text:p>
          </table:table-cell>
          <table:table-cell table:formula="of:=CONCATENATE(&quot;SELECT to_char(count(1),'999') FROM advises_shadow WHERE advice_key ='&quot;;[.$B17];&quot;' and version = &quot;; [.$C17])" office:value-type="string" office:string-value="SELECT to_char(count(1),'999') FROM advises_shadow WHERE advice_key ='lancs.midp.aspects.exceptionblocks*DataModelAspectEH.aj}DataModelAspectEH&amp;afterThrowing6' and version = 2">
            <text:p>SELECT to_char(count(1),'999') FROM advises_shadow WHERE advice_key ='lancs.midp.aspects.exceptionblocks*DataModelAspectEH.aj}DataModelAspectEH&amp;afterThrowing6' and version = 2</text:p>
          </table:table-cell>
          <table:table-cell table:formula="of:=VALUE(ORG.SISTEMA.OO.SQL.JAGUARSQL.EXECUTESQL(&quot;org.postgresql.Driver&quot;;&quot;jdbc:postgresql://localhost/rejuv-pc?user=raffi&quot;;[.H17]))" office:value-type="float" office:value="1">
            <text:p>1</text:p>
          </table:table-cell>
          <table:table-cell table:formula="of:=CONCATENATE(&quot;SELECT to_char(count(1),'999') FROM advises_shadow WHERE advice_key ='&quot;;[.$B17];&quot;' and version = &quot;; [.$D17])" office:value-type="string" office:string-value="SELECT to_char(count(1),'999') FROM advises_shadow WHERE advice_key ='lancs.midp.aspects.exceptionblocks*DataModelAspectEH.aj}DataModelAspectEH&amp;afterThrowing6' and version = 3">
            <text:p>SELECT to_char(count(1),'999') FROM advises_shadow WHERE advice_key ='lancs.midp.aspects.exceptionblocks*DataModelAspectEH.aj}DataModelAspectEH&amp;afterThrowing6' and version = 3</text:p>
          </table:table-cell>
          <table:table-cell table:formula="of:=VALUE(ORG.SISTEMA.OO.SQL.JAGUARSQL.EXECUTESQL(&quot;org.postgresql.Driver&quot;;&quot;jdbc:postgresql://localhost/rejuv-pc?user=raffi&quot;;[.J17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7]; &quot;' and advises_shadow.version = &quot;;[.$D17];&quot; except SELECT shadows.key FROM advises_shadow INNER JOIN shadows ON advises_shadow.shadow_key = shadows.key AND advises_shadow.version = shadows.version INNER JOIN advice ON advice.key = advises_shadow.advice_key WHERE advice.key = '&quot;; [.$B17]; &quot;' and advises_shadow.version = &quot;;[.$C1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3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3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2) as foo</text:p>
          </table:table-cell>
          <table:table-cell table:formula="of:=VALUE(ORG.SISTEMA.OO.SQL.JAGUARSQL.EXECUTESQL(&quot;org.postgresql.Driver&quot;;&quot;jdbc:postgresql://localhost/rejuv-pc?user=raffi&quot;;[.L17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7]; &quot;' and advises_shadow.version = &quot;;[.$C17];&quot; except SELECT shadows.key FROM advises_shadow INNER JOIN shadows ON advises_shadow.shadow_key = shadows.key AND advises_shadow.version = shadows.version INNER JOIN advice ON advice.key = advises_shadow.advice_key WHERE advice.key = '&quot;; [.$B17]; &quot;' and advises_shadow.version = &quot;;[.$D1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2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2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3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17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7]; &quot;' and advises_shadow.version = &quot;; [.$D17]; &quot; except SELECT shadows.key FROM suggested_shadows INNER JOIN shadows ON suggested_shadows.shadow_key = shadows.key AND suggested_shadows.version = shadows.version INNER JOIN advice ON advice.key = suggested_shadows.advice_key WHERE advice.key = '&quot;; [.$B17]; &quot;' and suggested_shadows.version = &quot;; [.$D17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3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fterThrowing6' and suggested_shadows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3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fterThrowing6' and suggested_shadows.version = 3) as foo</text:p>
          </table:table-cell>
          <table:table-cell table:formula="of:=VALUE(ORG.SISTEMA.OO.SQL.JAGUARSQL.EXECUTESQL(&quot;org.postgresql.Driver&quot;;&quot;jdbc:postgresql://localhost/rejuv-pc?user=raffi&quot;;[.Q17]))" office:value-type="float" office:value="84">
            <text:p>84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7]; &quot;' and suggested_shadows.version = &quot;; [.$D17];&quot; except SELECT shadows.key FROM advises_shadow INNER JOIN shadows ON advises_shadow.shadow_key = shadows.key AND advises_shadow.version = shadows.version INNER JOIN advice ON advice.key = advises_shadow.advice_key WHERE advice.key = '&quot;; [.$B17]; &quot;' and advises_shadow.version = &quot;; [.$D17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fterThrowing6' and suggested_shadows.version = 3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3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fterThrowing6' and suggested_shadows.version = 3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3) as fo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ControllerAspectEH.aj}ControllerAspectEH&amp;around&amp;QBaseController;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ALUE(ORG.SISTEMA.OO.SQL.JAGUARSQL.EXECUTESQL(&quot;org.postgresql.Driver&quot;;&quot;jdbc:postgresql://localhost/rejuv-pc?user=raffi&quot;;[.F18]))" office:value-type="float" office:value="1">
            <text:p>1</text:p>
          </table:table-cell>
          <table:table-cell table:formula="of:=CONCATENATE(&quot;SELECT to_char(count(1),'999') FROM advises_shadow WHERE advice_key ='&quot;;[.$B18];&quot;' and version = &quot;; [.$C18])" office:value-type="string" office:string-value="SELECT to_char(count(1),'999') FROM advises_shadow WHERE advice_key ='lancs.midp.aspects.exceptionblocks*ControllerAspectEH.aj}ControllerAspectEH&amp;around&amp;QBaseController;2' and version = 2">
            <text:p>SELECT to_char(count(1),'999') FROM advises_shadow WHERE advice_key ='lancs.midp.aspects.exceptionblocks*ControllerAspectEH.aj}ControllerAspectEH&amp;around&amp;QBaseController;2' and version = 2</text:p>
          </table:table-cell>
          <table:table-cell table:formula="of:=VALUE(ORG.SISTEMA.OO.SQL.JAGUARSQL.EXECUTESQL(&quot;org.postgresql.Driver&quot;;&quot;jdbc:postgresql://localhost/rejuv-pc?user=raffi&quot;;[.H18]))" office:value-type="float" office:value="1">
            <text:p>1</text:p>
          </table:table-cell>
          <table:table-cell table:formula="of:=CONCATENATE(&quot;SELECT to_char(count(1),'999') FROM advises_shadow WHERE advice_key ='&quot;;[.$B18];&quot;' and version = &quot;; [.$D18])" office:value-type="string" office:string-value="SELECT to_char(count(1),'999') FROM advises_shadow WHERE advice_key ='lancs.midp.aspects.exceptionblocks*ControllerAspectEH.aj}ControllerAspectEH&amp;around&amp;QBaseController;2' and version = 3">
            <text:p>SELECT to_char(count(1),'999') FROM advises_shadow WHERE advice_key ='lancs.midp.aspects.exceptionblocks*ControllerAspectEH.aj}ControllerAspectEH&amp;around&amp;QBaseController;2' and version = 3</text:p>
          </table:table-cell>
          <table:table-cell table:formula="of:=VALUE(ORG.SISTEMA.OO.SQL.JAGUARSQL.EXECUTESQL(&quot;org.postgresql.Driver&quot;;&quot;jdbc:postgresql://localhost/rejuv-pc?user=raffi&quot;;[.J18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8]; &quot;' and advises_shadow.version = &quot;;[.$D18];&quot; except SELECT shadows.key FROM advises_shadow INNER JOIN shadows ON advises_shadow.shadow_key = shadows.key AND advises_shadow.version = shadows.version INNER JOIN advice ON advice.key = advises_shadow.advice_key WHERE advice.key = '&quot;; [.$B18]; &quot;' and advises_shadow.version = &quot;;[.$C1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3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3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2) as foo</text:p>
          </table:table-cell>
          <table:table-cell table:formula="of:=VALUE(ORG.SISTEMA.OO.SQL.JAGUARSQL.EXECUTESQL(&quot;org.postgresql.Driver&quot;;&quot;jdbc:postgresql://localhost/rejuv-pc?user=raffi&quot;;[.L18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8]; &quot;' and advises_shadow.version = &quot;;[.$C18];&quot; except SELECT shadows.key FROM advises_shadow INNER JOIN shadows ON advises_shadow.shadow_key = shadows.key AND advises_shadow.version = shadows.version INNER JOIN advice ON advice.key = advises_shadow.advice_key WHERE advice.key = '&quot;; [.$B18]; &quot;' and advises_shadow.version = &quot;;[.$D1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2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2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3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18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8]; &quot;' and advises_shadow.version = &quot;; [.$D18]; &quot; except SELECT shadows.key FROM suggested_shadows INNER JOIN shadows ON suggested_shadows.shadow_key = shadows.key AND suggested_shadows.version = shadows.version INNER JOIN advice ON advice.key = suggested_shadows.advice_key WHERE advice.key = '&quot;; [.$B18]; &quot;' and suggested_shadows.version = &quot;; [.$D18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3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BaseController;2' and suggested_shadows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3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BaseController;2' and suggested_shadows.version = 3) as foo</text:p>
          </table:table-cell>
          <table:table-cell table:formula="of:=VALUE(ORG.SISTEMA.OO.SQL.JAGUARSQL.EXECUTESQL(&quot;org.postgresql.Driver&quot;;&quot;jdbc:postgresql://localhost/rejuv-pc?user=raffi&quot;;[.Q18]))" office:value-type="float" office:value="87">
            <text:p>8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8]; &quot;' and suggested_shadows.version = &quot;; [.$D18];&quot; except SELECT shadows.key FROM advises_shadow INNER JOIN shadows ON advises_shadow.shadow_key = shadows.key AND advises_shadow.version = shadows.version INNER JOIN advice ON advice.key = advises_shadow.advice_key WHERE advice.key = '&quot;; [.$B18]; &quot;' and advises_shadow.version = &quot;; [.$D18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BaseController;2' and suggested_shadows.version = 3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3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BaseController;2' and suggested_shadows.version = 3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3) as foo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lancs.midp.aspects.exceptionblocks*ControllerAspectEH.aj}ControllerAspectEH&amp;around&amp;Qjavax.microedition.lcdui.CommandListener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19]))" office:value-type="float" office:value="1">
            <text:p>1</text:p>
          </table:table-cell>
          <table:table-cell table:formula="of:=CONCATENATE(&quot;SELECT to_char(count(1),'999') FROM advises_shadow WHERE advice_key ='&quot;;[.$B19];&quot;' and version = &quot;; [.$C19])" office:value-type="string" office:string-value="SELECT to_char(count(1),'999') FROM advises_shadow WHERE advice_key ='lancs.midp.aspects.exceptionblocks*ControllerAspectEH.aj}ControllerAspectEH&amp;around&amp;Qjavax.microedition.lcdui.CommandListener;' and version = 4">
            <text:p>SELECT to_char(count(1),'999') FROM advises_shadow WHERE advice_key ='lancs.midp.aspects.exceptionblocks*ControllerAspectEH.aj}ControllerAspectEH&amp;around&amp;Qjavax.microedition.lcdui.CommandListener;' and version = 4</text:p>
          </table:table-cell>
          <table:table-cell table:formula="of:=VALUE(ORG.SISTEMA.OO.SQL.JAGUARSQL.EXECUTESQL(&quot;org.postgresql.Driver&quot;;&quot;jdbc:postgresql://localhost/rejuv-pc?user=raffi&quot;;[.H19]))" office:value-type="float" office:value="0">
            <text:p>0</text:p>
          </table:table-cell>
          <table:table-cell table:formula="of:=CONCATENATE(&quot;SELECT to_char(count(1),'999') FROM advises_shadow WHERE advice_key ='&quot;;[.$B19];&quot;' and version = &quot;; [.$D19])" office:value-type="string" office:string-value="SELECT to_char(count(1),'999') FROM advises_shadow WHERE advice_key ='lancs.midp.aspects.exceptionblocks*ControllerAspectEH.aj}ControllerAspectEH&amp;around&amp;Qjavax.microedition.lcdui.CommandListener;' and version = 5">
            <text:p>SELECT to_char(count(1),'999') FROM advises_shadow WHERE advice_key ='lancs.midp.aspects.exceptionblocks*ControllerAspectEH.aj}ControllerAspectEH&amp;around&amp;Qjavax.microedition.lcdui.CommandListener;' and version = 5</text:p>
          </table:table-cell>
          <table:table-cell table:formula="of:=VALUE(ORG.SISTEMA.OO.SQL.JAGUARSQL.EXECUTESQL(&quot;org.postgresql.Driver&quot;;&quot;jdbc:postgresql://localhost/rejuv-pc?user=raffi&quot;;[.J19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9]; &quot;' and advises_shadow.version = &quot;;[.$D19];&quot; except SELECT shadows.key FROM advises_shadow INNER JOIN shadows ON advises_shadow.shadow_key = shadows.key AND advises_shadow.version = shadows.version INNER JOIN advice ON advice.key = advises_shadow.advice_key WHERE advice.key = '&quot;; [.$B19]; &quot;' and advises_shadow.version = &quot;;[.$C1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4) as foo</text:p>
          </table:table-cell>
          <table:table-cell table:formula="of:=VALUE(ORG.SISTEMA.OO.SQL.JAGUARSQL.EXECUTESQL(&quot;org.postgresql.Driver&quot;;&quot;jdbc:postgresql://localhost/rejuv-pc?user=raffi&quot;;[.L19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9]; &quot;' and advises_shadow.version = &quot;;[.$C19];&quot; except SELECT shadows.key FROM advises_shadow INNER JOIN shadows ON advises_shadow.shadow_key = shadows.key AND advises_shadow.version = shadows.version INNER JOIN advice ON advice.key = advises_shadow.advice_key WHERE advice.key = '&quot;; [.$B19]; &quot;' and advises_shadow.version = &quot;;[.$D1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4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4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5) as foo</text:p>
          </table:table-cell>
          <table:table-cell/>
          <table:table-cell table:formula="of:=VALUE(ORG.SISTEMA.OO.SQL.JAGUARSQL.EXECUTESQL(&quot;org.postgresql.Driver&quot;;&quot;jdbc:postgresql://localhost/rejuv-pc?user=raffi&quot;;[.O19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9]; &quot;' and advises_shadow.version = &quot;; [.$D19]; &quot; except SELECT shadows.key FROM suggested_shadows INNER JOIN shadows ON suggested_shadows.shadow_key = shadows.key AND suggested_shadows.version = shadows.version INNER JOIN advice ON advice.key = suggested_shadows.advice_key WHERE advice.key = '&quot;; [.$B19]; &quot;' and suggested_shadows.version = &quot;; [.$D19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javax.microedition.lcdui.CommandListener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javax.microedition.lcdui.CommandListener;' and suggested_shadows.version = 5) as foo</text:p>
          </table:table-cell>
          <table:table-cell table:formula="of:=VALUE(ORG.SISTEMA.OO.SQL.JAGUARSQL.EXECUTESQL(&quot;org.postgresql.Driver&quot;;&quot;jdbc:postgresql://localhost/rejuv-pc?user=raffi&quot;;[.Q19]))" office:value-type="float" office:value="64">
            <text:p>64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9]; &quot;' and suggested_shadows.version = &quot;; [.$D19];&quot; except SELECT shadows.key FROM advises_shadow INNER JOIN shadows ON advises_shadow.shadow_key = shadows.key AND advises_shadow.version = shadows.version INNER JOIN advice ON advice.key = advises_shadow.advice_key WHERE advice.key = '&quot;; [.$B19]; &quot;' and advises_shadow.version = &quot;; [.$D19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javax.microedition.lcdui.CommandListener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javax.microedition.lcdui.CommandListener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5) as foo</text:p>
          </table:table-cell>
          <table:table-cell office:value-type="float" office:value="5">
            <text:p>5</text:p>
          </table:table-cell>
        </table:table-row>
      </table:table>
      <table:table table:name="Sheet2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Suggest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Confidence</text:p>
          </table:table-cell>
        </table:table-row>
        <table:table-row table:style-name="ro1">
          <table:table-cell office:value-type="string">
            <text:p>calls: IFacade.getComplaintList()</text:p>
          </table:table-cell>
          <table:table-cell office:value-type="string">
            <text:p>[?, *calls, IFacade.getComplaintList(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DiseaseType(I)</text:p>
          </table:table-cell>
          <table:table-cell office:value-type="string">
            <text:p>[?, *calls, IFacade.searchDiseaseType(I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insertComplaint(Complaint;)</text:p>
          </table:table-cell>
          <table:table-cell office:value-type="string">
            <text:p>[?, *calls, IFacade.insertComplaint(Complaint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insertComplaint(Complaint;)</text:p>
          </table:table-cell>
          <table:table-cell office:value-type="string">
            <text:p>[?, *calls, IFacade.insertComplaint(Complaint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insertComplaint(Complaint;)</text:p>
          </table:table-cell>
          <table:table-cell office:value-type="string">
            <text:p>[?, *calls, IFacade.insertComplaint(Complaint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HealthUnit(I)</text:p>
          </table:table-cell>
          <table:table-cell office:value-type="string">
            <text:p>[?, *calls, IFacade.searchHealthUnit(I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Employee(String;)</text:p>
          </table:table-cell>
          <table:table-cell office:value-type="string">
            <text:p>[?, *calls, IFacade.searchEmployee(String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getSpecialityList()</text:p>
          </table:table-cell>
          <table:table-cell office:value-type="string">
            <text:p>[?, *calls, IFacade.getSpecialityList(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getDiseaseTypeList()</text:p>
          </table:table-cell>
          <table:table-cell office:value-type="string">
            <text:p>[?, *calls, IFacade.getDiseaseTypeList(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updateEmployee(Employee;)</text:p>
          </table:table-cell>
          <table:table-cell office:value-type="string">
            <text:p>[?, *calls, IFacade.updateEmployee(Employee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updateComplaint(Complaint;)</text:p>
          </table:table-cell>
          <table:table-cell office:value-type="string">
            <text:p>[?, *calls, IFacade.updateComplaint(Complaint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insert(Employee;)</text:p>
          </table:table-cell>
          <table:table-cell office:value-type="string">
            <text:p>[?, *calls, IFacade.insert(Employee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updateHealthUnit(HealthUnit;)</text:p>
          </table:table-cell>
          <table:table-cell office:value-type="string">
            <text:p>[?, *calls, IFacade.updateHealthUnit(HealthUnit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getHealthUnitList()</text:p>
          </table:table-cell>
          <table:table-cell office:value-type="string">
            <text:p>[?, *calls, IFacade.getHealthUnitList(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Complaint(I)</text:p>
          </table:table-cell>
          <table:table-cell office:value-type="string">
            <text:p>[?, *calls, IFacade.searchComplaint(I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Complaint(I)</text:p>
          </table:table-cell>
          <table:table-cell office:value-type="string">
            <text:p>[?, *calls, IFacade.searchComplaint(I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getPartialHealthUnitList()</text:p>
          </table:table-cell>
          <table:table-cell office:value-type="string">
            <text:p>[?, *calls, IFacade.getPartialHealthUnitList(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HealthUnitsBySpeciality(I)</text:p>
          </table:table-cell>
          <table:table-cell office:value-type="string">
            <text:p>[?, *calls, IFacade.searchHealthUnitsBySpeciality(I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SpecialitiesByHealthUnit(I)</text:p>
          </table:table-cell>
          <table:table-cell office:value-type="string">
            <text:p>[?, *calls, IFacade.searchSpecialitiesByHealthUnit(I)]</text:p>
          </table:table-cell>
          <table:table-cell office:value-type="float" office:value="0.5">
            <text:p>0.5</text:p>
          </table:table-cell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3">23/07/2008</text:date>, <text:time>16:1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  <meta:initial-creator>Raffi Khatchadourian</meta:initial-creator>
    <meta:creation-date>2008-07-15T16:55:10</meta:creation-date>
    <dc:date>2008-07-23T16:15:58</dc:date>
    <dc:language>en-US</dc:language>
    <meta:editing-cycles>65</meta:editing-cycles>
    <meta:editing-duration>PT54H53M51S</meta:editing-duration>
    <meta:document-statistic meta:table-count="3" meta:cell-count="400" meta:object-count="0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Raffi" VL:creator="" dc:date-time="2008-07-22T00:00:50"/>
</VL:version-list>
</file>